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90.26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5.85pt"/>
    </style:style>
    <style:style style:name="co7" style:family="table-column">
      <style:table-column-properties fo:break-before="auto" style:column-width="79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48.34pt" svg:y="250.92pt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5" table:number-columns-repeated="1015" table:default-cell-style-name="ce3"/>
        <table:table-row table:style-name="ro1">
          <table:table-cell office:value-type="string" calcext:value-type="string">
            <text:p>Raw: 18485 <text:s text:c="3"/>sampled: 1861.588 <text:s text:c="2"/>given: 3800 <text:s text:c="2"/>gain: 2.0412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485 <text:s text:c="3"/>sampled: 1861.588 <text:s text:c="2"/>given: 3800 <text:s text:c="2"/>gain: 2.0412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13 <text:s text:c="3"/>sampled: 1763.699 <text:s text:c="2"/>given: 3600 <text:s text:c="2"/>gain: 2.0411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14 <text:s text:c="3"/>sampled: 1763.8 <text:s text:c="2"/>given: 3600 <text:s text:c="2"/>gain: 2.0410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539 <text:s text:c="3"/>sampled: 1665.61 <text:s text:c="2"/>given: 3400 <text:s text:c="2"/>gain: 2.0412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539 <text:s text:c="3"/>sampled: 1665.61 <text:s text:c="2"/>given: 3400 <text:s text:c="2"/>gain: 2.0412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566 <text:s text:c="3"/>sampled: 1567.621 <text:s text:c="2"/>given: 3200 <text:s text:c="2"/>gain: 2.041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566 <text:s text:c="3"/>sampled: 1567.621 <text:s text:c="2"/>given: 3200 <text:s text:c="2"/>gain: 2.041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4593 <text:s text:c="3"/>sampled: 1469.632 <text:s text:c="2"/>given: 3000 <text:s text:c="2"/>gain: 2.0413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4593 <text:s text:c="3"/>sampled: 1469.632 <text:s text:c="2"/>given: 3000 <text:s text:c="2"/>gain: 2.0413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3621 <text:s text:c="3"/>sampled: 1371.744 <text:s text:c="2"/>given: 2800 <text:s text:c="2"/>gain: 2.0411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3621 <text:s text:c="3"/>sampled: 1371.744 <text:s text:c="2"/>given: 2800 <text:s text:c="2"/>gain: 2.0411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2648 <text:s text:c="3"/>sampled: 1273.755 <text:s text:c="2"/>given: 2600 <text:s text:c="2"/>gain: 2.041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2647 <text:s text:c="3"/>sampled: 1273.654 <text:s text:c="2"/>given: 2600 <text:s text:c="2"/>gain: 2.041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1676 <text:s text:c="3"/>sampled: 1175.867 <text:s text:c="2"/>given: 2400 <text:s text:c="2"/>gain: 2.0410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1676 <text:s text:c="3"/>sampled: 1175.867 <text:s text:c="2"/>given: 2400 <text:s text:c="2"/>gain: 2.0410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0704 <text:s text:c="3"/>sampled: 1077.979 <text:s text:c="2"/>given: 2200 <text:s text:c="2"/>gain: 2.0408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0704 <text:s text:c="3"/>sampled: 1077.979 <text:s text:c="2"/>given: 2200 <text:s text:c="2"/>gain: 2.04085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.041269" calcext:value-type="float">
            <text:p>2.041269</text:p>
          </table:table-cell>
          <table:table-cell table:number-columns-repeated="1023"/>
        </table:table-row>
        <table:table-row table:style-name="ro1">
          <table:table-cell office:value-type="float" office:value="2.041269" calcext:value-type="float">
            <text:p>2.041269</text:p>
          </table:table-cell>
          <table:table-cell table:number-columns-repeated="1023"/>
        </table:table-row>
        <table:table-row table:style-name="ro1">
          <table:table-cell office:value-type="float" office:value="2.041164" calcext:value-type="float">
            <text:p>2.041164</text:p>
          </table:table-cell>
          <table:table-cell table:number-columns-repeated="1023"/>
        </table:table-row>
        <table:table-row table:style-name="ro1">
          <table:table-cell office:value-type="float" office:value="2.041048" calcext:value-type="float">
            <text:p>2.041048</text:p>
          </table:table-cell>
          <table:table-cell table:number-columns-repeated="1023"/>
        </table:table-row>
        <table:table-row table:style-name="ro1">
          <table:table-cell office:value-type="float" office:value="2.041295" calcext:value-type="float">
            <text:p>2.041295</text:p>
          </table:table-cell>
          <table:table-cell table:number-columns-repeated="1023"/>
        </table:table-row>
        <table:table-row table:style-name="ro1">
          <table:table-cell office:value-type="float" office:value="2.041295" calcext:value-type="float">
            <text:p>2.041295</text:p>
          </table:table-cell>
          <table:table-cell table:number-columns-repeated="1023"/>
        </table:table-row>
        <table:table-row table:style-name="ro1">
          <table:table-cell office:value-type="float" office:value="2.04131" calcext:value-type="float">
            <text:p>2.04131</text:p>
          </table:table-cell>
          <table:table-cell table:number-columns-repeated="1023"/>
        </table:table-row>
        <table:table-row table:style-name="ro1">
          <table:table-cell office:value-type="float" office:value="2.04131" calcext:value-type="float">
            <text:p>2.04131</text:p>
          </table:table-cell>
          <table:table-cell table:number-columns-repeated="1023"/>
        </table:table-row>
        <table:table-row table:style-name="ro1">
          <table:table-cell office:value-type="float" office:value="2.041327" calcext:value-type="float">
            <text:p>2.041327</text:p>
          </table:table-cell>
          <table:table-cell table:number-columns-repeated="1023"/>
        </table:table-row>
        <table:table-row table:style-name="ro1">
          <table:table-cell office:value-type="float" office:value="2.041327" calcext:value-type="float">
            <text:p>2.041327</text:p>
          </table:table-cell>
          <table:table-cell table:number-columns-repeated="1023"/>
        </table:table-row>
        <table:table-row table:style-name="ro1">
          <table:table-cell office:value-type="float" office:value="2.041198" calcext:value-type="float">
            <text:p>2.041198</text:p>
          </table:table-cell>
          <table:table-cell table:number-columns-repeated="1023"/>
        </table:table-row>
        <table:table-row table:style-name="ro1">
          <table:table-cell office:value-type="float" office:value="2.041198" calcext:value-type="float">
            <text:p>2.041198</text:p>
          </table:table-cell>
          <table:table-cell table:number-columns-repeated="1023"/>
        </table:table-row>
        <table:table-row table:style-name="ro1">
          <table:table-cell office:value-type="float" office:value="2.041209" calcext:value-type="float">
            <text:p>2.041209</text:p>
          </table:table-cell>
          <table:table-cell table:number-columns-repeated="1023"/>
        </table:table-row>
        <table:table-row table:style-name="ro1">
          <table:table-cell office:value-type="float" office:value="2.04137" calcext:value-type="float">
            <text:p>2.04137</text:p>
          </table:table-cell>
          <table:table-cell table:number-columns-repeated="1023"/>
        </table:table-row>
        <table:table-row table:style-name="ro1">
          <table:table-cell office:value-type="float" office:value="2.041048" calcext:value-type="float">
            <text:p>2.041048</text:p>
          </table:table-cell>
          <table:table-cell table:number-columns-repeated="1023"/>
        </table:table-row>
        <table:table-row table:style-name="ro1">
          <table:table-cell office:value-type="float" office:value="2.041048" calcext:value-type="float">
            <text:p>2.041048</text:p>
          </table:table-cell>
          <table:table-cell table:number-columns-repeated="1023"/>
        </table:table-row>
        <table:table-row table:style-name="ro1">
          <table:table-cell office:value-type="float" office:value="2.040857" calcext:value-type="float">
            <text:p>2.040857</text:p>
          </table:table-cell>
          <table:table-cell table:number-columns-repeated="1023"/>
        </table:table-row>
        <table:table-row table:style-name="ro1">
          <table:table-cell office:value-type="float" office:value="2.040857" calcext:value-type="float">
            <text:p>2.04085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.04115" calcext:value-type="float">
            <text:p>2.04115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office:value-type="string" calcext:value-type="string">
            <text:p>average samples 100A</text:p>
          </table:table-cell>
          <table:table-cell table:style-name="Default" office:value-type="string" calcext:value-type="string">
            <text:p>res values</text:p>
          </table:table-cell>
          <table:table-cell table:style-name="Default" office:value-type="string" calcext:value-type="string">
            <text:p>res avg</text:p>
          </table:table-cell>
          <table:table-cell table:style-name="ce1" office:value-type="string" calcext:value-type="string">
            <text:p>calc current 100A</text:p>
          </table:table-cell>
          <table:table-cell table:style-name="Default" office:value-type="string" calcext:value-type="string">
            <text:p>Gain 100A</text:p>
          </table:table-cell>
          <table:table-cell table:style-name="ce1"/>
          <table:table-cell table:style-name="Default" office:value-type="string" calcext:value-type="string">
            <text:p>average samples 10A</text:p>
          </table:table-cell>
          <table:table-cell table:style-name="Default" office:value-type="string" calcext:value-type="string">
            <text:p>res values</text:p>
          </table:table-cell>
          <table:table-cell table:style-name="Default" office:value-type="string" calcext:value-type="string">
            <text:p>res avg</text:p>
          </table:table-cell>
          <table:table-cell table:style-name="ce1" office:value-type="string" calcext:value-type="string">
            <text:p>calc current 10A</text:p>
          </table:table-cell>
          <table:table-cell table:style-name="Default" office:value-type="string" calcext:value-type="string">
            <text:p>Gain 10A</text:p>
          </table:table-cell>
          <table:table-cell table:number-columns-repeated="1013"/>
        </table:table-row>
        <table:table-row table:style-name="ro1">
          <table:table-cell table:style-name="ce2" office:value-type="float" office:value="2335.8972" calcext:value-type="float">
            <text:p>2335.8972</text:p>
          </table:table-cell>
          <table:table-cell office:value-type="float" office:value="49.8711" calcext:value-type="float">
            <text:p>49.8711</text:p>
          </table:table-cell>
          <table:table-cell table:style-name="ce2" office:value-type="float" office:value="49.884" calcext:value-type="float">
            <text:p>49.884</text:p>
          </table:table-cell>
          <table:table-cell table:formula="of:=2*[.C46]" office:value-type="float" office:value="99.768" calcext:value-type="float">
            <text:p>99.768</text:p>
          </table:table-cell>
          <table:table-cell table:formula="of:=[.D46]/[.A46]" office:value-type="float" office:value="0.0427107836766104" calcext:value-type="float">
            <text:p>0.042710783676611</text:p>
          </table:table-cell>
          <table:table-cell/>
          <table:table-cell table:style-name="ce2" office:value-type="float" office:value="2267.211957" calcext:value-type="float">
            <text:p>2267.211957</text:p>
          </table:table-cell>
          <table:table-cell office:value-type="float" office:value="5.1103" calcext:value-type="float">
            <text:p>5.1103</text:p>
          </table:table-cell>
          <table:table-cell table:style-name="ce2" office:value-type="float" office:value="5.1098" calcext:value-type="float">
            <text:p>5.1098</text:p>
          </table:table-cell>
          <table:table-cell table:formula="of:=2*[.I46]" office:value-type="float" office:value="10.2196" calcext:value-type="float">
            <text:p>10.2196</text:p>
          </table:table-cell>
          <table:table-cell table:formula="of:=[.J46]/[.G46]" office:value-type="float" office:value="0.00450756267778452" calcext:value-type="float">
            <text:p>0.004507562677785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5" office:value-type="float" office:value="49.8776" calcext:value-type="float">
            <text:p>49.8776</text:p>
          </table:table-cell>
          <table:table-cell table:style-name="ce5" table:number-columns-repeated="4"/>
          <table:table-cell/>
          <table:table-cell office:value-type="float" office:value="5.1097" calcext:value-type="float">
            <text:p>5.109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.8865" calcext:value-type="float">
            <text:p>49.8865</text:p>
          </table:table-cell>
          <table:table-cell table:number-columns-repeated="5"/>
          <table:table-cell office:value-type="float" office:value="5.1096" calcext:value-type="float">
            <text:p>5.109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.9009" calcext:value-type="float">
            <text:p>49.9009</text:p>
          </table:table-cell>
          <table:table-cell table:number-columns-repeated="5"/>
          <table:table-cell office:value-type="float" office:value="5.1096" calcext:value-type="float">
            <text:p>5.1096</text:p>
          </table:table-cell>
          <table:table-cell table:number-columns-repeated="1016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 table:number-rows-repeated="53">
          <table:table-cell table:style-name="ce6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 table:number-rows-repeated="51">
          <table:table-cell table:style-name="ce6"/>
          <table:table-cell table:number-columns-repeated="1023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4:55:42.4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9-07-03T15:13:51.837000000</dc:date>
    <meta:editing-duration>PT38M47S</meta:editing-duration>
    <meta:editing-cycles>11</meta:editing-cycles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4.198cm" style:legend-expansion="high" chart:style-name="ch2"/>
        <chart:plot-area chart:style-name="ch3" table:cell-range-address="Sheet1.A21:Sheet1.A38" svg:x="0.32cm" svg:y="0.18cm" svg:width="12.471cm" svg:height="8.64cm">
          <chartooo:coordinate-region svg:x="1.629cm" svg:y="0.382cm" svg:width="10.97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1269">
                <text:p>2.041269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1269">
                <text:p>2.041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1164">
                <text:p>2.041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1048">
                <text:p>2.041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1295">
                <text:p>2.041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1295">
                <text:p>2.041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131">
                <text:p>2.04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131">
                <text:p>2.04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1327">
                <text:p>2.041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1327">
                <text:p>2.0413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1198">
                <text:p>2.0411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1198">
                <text:p>2.041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1209">
                <text:p>2.041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137">
                <text:p>2.04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1048">
                <text:p>2.041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1048">
                <text:p>2.041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0857">
                <text:p>2.040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0857">
                <text:p>2.040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